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Angle of Attack (rad)</text:p>
          </table:table-cell>
          <table:table-cell office:value-type="string" calcext:value-type="string">
            <text:p>C Normal _ Alph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enter P m from ti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enter P m from Moment ref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PI()/180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formula="of:=[.B2]*[.C2]"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table:formula="of:=[.E2]/0.3048" office:value-type="float" office:value="10.6955380577428" calcext:value-type="float">
            <text:p>10.6955380577428</text:p>
          </table:table-cell>
          <table:table-cell table:formula="of:=[.E2]-2.4384" office:value-type="float" office:value="0.8216" calcext:value-type="float">
            <text:p>0.8216</text:p>
          </table:table-cell>
          <table:table-cell table:formula="of:=-[.D2]*[.G2]/0.3048" office:value-type="float" office:value="-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*PI()/180" office:value-type="float" office:value="0.0872664625997165" calcext:value-type="float">
            <text:p>0.087266462599717</text:p>
          </table:table-cell>
          <table:table-cell office:value-type="float" office:value="7.97" calcext:value-type="float">
            <text:p>7.97</text:p>
          </table:table-cell>
          <table:table-cell table:formula="of:=[.B3]*[.C3]" office:value-type="float" office:value="0.69551370691974" calcext:value-type="float">
            <text:p>0.69551370691974</text:p>
          </table:table-cell>
          <table:table-cell office:value-type="float" office:value="3.15" calcext:value-type="float">
            <text:p>3.15</text:p>
          </table:table-cell>
          <table:table-cell table:formula="of:=[.E3]/0.3048" office:value-type="float" office:value="10.3346456692913" calcext:value-type="float">
            <text:p>10.3346456692913</text:p>
          </table:table-cell>
          <table:table-cell table:formula="of:=[.E3]-2.4384" office:value-type="float" office:value="0.7116" calcext:value-type="float">
            <text:p>0.7116</text:p>
          </table:table-cell>
          <table:table-cell table:formula="of:=-[.D3]*[.G3]/0.3048" office:value-type="float" office:value="-1.62377806379294" calcext:value-type="float">
            <text:p>-1.62377806379294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*PI()/180" office:value-type="float" office:value="0.174532925199433" calcext:value-type="float">
            <text:p>0.174532925199433</text:p>
          </table:table-cell>
          <table:table-cell office:value-type="float" office:value="10.1" calcext:value-type="float">
            <text:p>10.1</text:p>
          </table:table-cell>
          <table:table-cell table:formula="of:=[.B4]*[.C4]" office:value-type="float" office:value="1.76278254451427" calcext:value-type="float">
            <text:p>1.76278254451427</text:p>
          </table:table-cell>
          <table:table-cell office:value-type="float" office:value="3.1" calcext:value-type="float">
            <text:p>3.1</text:p>
          </table:table-cell>
          <table:table-cell table:formula="of:=[.E4]/0.3048" office:value-type="float" office:value="10.1706036745407" calcext:value-type="float">
            <text:p>10.1706036745407</text:p>
          </table:table-cell>
          <table:table-cell table:formula="of:=[.E4]-2.4384" office:value-type="float" office:value="0.6616" calcext:value-type="float">
            <text:p>0.6616</text:p>
          </table:table-cell>
          <table:table-cell table:formula="of:=-[.D4]*[.G4]/0.3048" office:value-type="float" office:value="-3.82630226853885" calcext:value-type="float">
            <text:p>-3.8263022685388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5]*PI()/180" office:value-type="float" office:value="0.261799387799149" calcext:value-type="float">
            <text:p>0.261799387799149</text:p>
          </table:table-cell>
          <table:table-cell office:value-type="float" office:value="12.2" calcext:value-type="float">
            <text:p>12.2</text:p>
          </table:table-cell>
          <table:table-cell table:formula="of:=[.B5]*[.C5]" office:value-type="float" office:value="3.19395253114962" calcext:value-type="float">
            <text:p>3.19395253114962</text:p>
          </table:table-cell>
          <table:table-cell office:value-type="float" office:value="3.07" calcext:value-type="float">
            <text:p>3.07</text:p>
          </table:table-cell>
          <table:table-cell table:formula="of:=[.E5]/0.3048" office:value-type="float" office:value="10.0721784776903" calcext:value-type="float">
            <text:p>10.0721784776903</text:p>
          </table:table-cell>
          <table:table-cell table:formula="of:=[.E5]-2.4384" office:value-type="float" office:value="0.6316" calcext:value-type="float">
            <text:p>0.6316</text:p>
          </table:table-cell>
          <table:table-cell table:formula="of:=-[.D5]*[.G5]/0.3048" office:value-type="float" office:value="-6.61843969381267" calcext:value-type="float">
            <text:p>-6.61843969381267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6]*PI()/180" office:value-type="float" office:value="0.349065850398866" calcext:value-type="float">
            <text:p>0.349065850398866</text:p>
          </table:table-cell>
          <table:table-cell office:value-type="float" office:value="14.2" calcext:value-type="float">
            <text:p>14.2</text:p>
          </table:table-cell>
          <table:table-cell table:formula="of:=[.B6]*[.C6]" office:value-type="float" office:value="4.9567350756639" calcext:value-type="float">
            <text:p>4.9567350756639</text:p>
          </table:table-cell>
          <table:table-cell office:value-type="float" office:value="3.07" calcext:value-type="float">
            <text:p>3.07</text:p>
          </table:table-cell>
          <table:table-cell table:formula="of:=[.E6]/0.3048" office:value-type="float" office:value="10.0721784776903" calcext:value-type="float">
            <text:p>10.0721784776903</text:p>
          </table:table-cell>
          <table:table-cell table:formula="of:=[.E6]-2.4384" office:value-type="float" office:value="0.6316" calcext:value-type="float">
            <text:p>0.6316</text:p>
          </table:table-cell>
          <table:table-cell table:formula="of:=-[.D6]*[.G6]/0.3048" office:value-type="float" office:value="-10.2712397434033" calcext:value-type="float">
            <text:p>-10.2712397434033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7]*PI()/180" office:value-type="float" office:value="0.436332312998582" calcext:value-type="float">
            <text:p>0.436332312998582</text:p>
          </table:table-cell>
          <table:table-cell office:value-type="float" office:value="15.8" calcext:value-type="float">
            <text:p>15.8</text:p>
          </table:table-cell>
          <table:table-cell table:formula="of:=[.B7]*[.C7]" office:value-type="float" office:value="6.8940505453776" calcext:value-type="float">
            <text:p>6.8940505453776</text:p>
          </table:table-cell>
          <table:table-cell office:value-type="float" office:value="3.02" calcext:value-type="float">
            <text:p>3.02</text:p>
          </table:table-cell>
          <table:table-cell table:formula="of:=[.E7]/0.3048" office:value-type="float" office:value="9.90813648293963" calcext:value-type="float">
            <text:p>9.90813648293963</text:p>
          </table:table-cell>
          <table:table-cell table:formula="of:=[.E7]-2.4384" office:value-type="float" office:value="0.5816" calcext:value-type="float">
            <text:p>0.5816</text:p>
          </table:table-cell>
          <table:table-cell table:formula="of:=-[.D7]*[.G7]/0.3048" office:value-type="float" office:value="-13.1547893608649" calcext:value-type="float">
            <text:p>-13.1547893608649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8]*PI()/180" office:value-type="float" office:value="0.523598775598299" calcext:value-type="float">
            <text:p>0.523598775598299</text:p>
          </table:table-cell>
          <table:table-cell office:value-type="float" office:value="17.2" calcext:value-type="float">
            <text:p>17.2</text:p>
          </table:table-cell>
          <table:table-cell table:formula="of:=[.B8]*[.C8]" office:value-type="float" office:value="9.00589894029074" calcext:value-type="float">
            <text:p>9.00589894029074</text:p>
          </table:table-cell>
          <table:table-cell office:value-type="float" office:value="2.99" calcext:value-type="float">
            <text:p>2.99</text:p>
          </table:table-cell>
          <table:table-cell table:formula="of:=[.E8]/0.3048" office:value-type="float" office:value="9.80971128608924" calcext:value-type="float">
            <text:p>9.80971128608924</text:p>
          </table:table-cell>
          <table:table-cell table:formula="of:=[.E8]-2.4384" office:value-type="float" office:value="0.5516" calcext:value-type="float">
            <text:p>0.5516</text:p>
          </table:table-cell>
          <table:table-cell table:formula="of:=-[.D8]*[.G8]/0.3048" office:value-type="float" office:value="-16.2980769536233" calcext:value-type="float">
            <text:p>-16.2980769536233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5:07:17.850685785</meta:creation-date>
    <dc:date>2020-10-18T16:03:49.306755428</dc:date>
    <meta:editing-duration>PT46M19S</meta:editing-duration>
    <meta:editing-cycles>4</meta:editing-cycles>
    <meta:generator>LibreOffice/6.0.7.3$Linux_X86_64 LibreOffice_project/00m0$Build-3</meta:generator>
    <meta:document-statistic meta:table-count="1" meta:cell-count="72" meta:object-count="0"/>
  </office:meta>
</office:document-meta>
</file>